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219795" officeooo:paragraph-rsid="0021979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219795" officeooo:paragraph-rsid="0021979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1c8ef" officeooo:paragraph-rsid="0021c8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338ab" officeooo:paragraph-rsid="002338ab" style:font-weight-asian="normal" style:font-weight-complex="normal"/>
    </style:style>
    <style:style style:name="T1" style:family="text">
      <style:text-properties officeooo:rsid="0021c8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rminplan</text:p>
      <text:p text:style-name="P2">7. 10. Projektantrag</text:p>
      <text:p text:style-name="P2">1<text:span text:style-name="T1">1</text:span>. 10 Planungsphase abgeschlossen</text:p>
      <text:p text:style-name="P3">17. 10 Implementation abgeschlossen</text:p>
      <text:p text:style-name="P4">20. 10 Projektdokumentation fertig</text:p>
      <text:p text:style-name="P4"/>
      <text:p text:style-name="P4">8. 10</text:p>
      <text:p text:style-name="P4"/>
      <text:p text:style-name="P4"/>
      <text:p text:style-name="P4">Definitionsphase: <text:s text:c="12"/>7,0</text:p>
      <text:p text:style-name="P4">- Lasten-/Pflichtenheft <text:s text:c="27"/>3,0 </text:p>
      <text:p text:style-name="P4">- Ist-Analyse <text:s text:c="42"/>1,0</text:p>
      <text:p text:style-name="P4">- Soll-Konzept <text:s text:c="40"/>2,0</text:p>
      <text:p text:style-name="P4">- Fragenkatalog <text:s text:c="37"/>1,0</text:p>
      <text:p text:style-name="P4"/>
      <text:p text:style-name="P4">Planungsphase: <text:s text:c="16"/>23,0</text:p>
      <text:p text:style-name="P4">- PSP <text:s text:c="54"/>2,0</text:p>
      <text:p text:style-name="P4">- Terminplan <text:s text:c="43"/>1,0</text:p>
      <text:p text:style-name="P4">- Ressourcenplan <text:s text:c="35"/>0,5</text:p>
      <text:p text:style-name="P4">- Qualitätsplan <text:s text:c="41"/>2,5</text:p>
      <text:p text:style-name="P4">- Konzepterstellung <text:s text:c="34"/>3,0</text:p>
      <text:p text:style-name="P4">- Anwendungsfalldiagramm <text:s text:c="21"/>2,0</text:p>
      <text:p text:style-name="P4">- Klassendiagramm <text:s text:c="34"/>2,0</text:p>
      <text:p text:style-name="P4">- Programmablaufplan <text:s text:c="29"/>10,0</text:p>
      <text:p text:style-name="P4"/>
      <text:p text:style-name="P4">Durchführung: <text:s text:c="20"/>28,0</text:p>
      <text:p text:style-name="P4">- Datenhaltung <text:s text:c="41"/>7,0</text:p>
      <text:p text:style-name="P4">- Programmlogik <text:s text:c="39"/>7,0</text:p>
      <text:p text:style-name="P4">- Benutzeroberfläche <text:s text:c="33"/>6,0</text:p>
      <text:p text:style-name="P4">- Unit Tests <text:s text:c="47"/>4,0 </text:p>
      <text:p text:style-name="P4">- Integration Testing <text:s text:c="35"/>4,0</text:p>
      <text:p text:style-name="P4"/>
      <text:p text:style-name="P4">Abschluss: <text:s text:c="28"/>12,0</text:p>
      <text:p text:style-name="P4">- Projektdokumentation <text:s text:c="28"/>12,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09:37:12.710000000</meta:creation-date>
    <meta:generator>LibreOffice/4.3.0.4$Windows_x86 LibreOffice_project/62ad5818884a2fc2e5780dd45466868d41009ec0</meta:generator>
    <dc:date>2014-10-08T14:47:24.453000000</dc:date>
    <meta:editing-duration>PT4H54M51S</meta:editing-duration>
    <meta:editing-cycles>3</meta:editing-cycles>
    <meta:document-statistic meta:table-count="0" meta:image-count="0" meta:object-count="0" meta:page-count="1" meta:paragraph-count="28" meta:word-count="82" meta:character-count="1320" meta:non-whitespace-character-count="528"/>
  </office:meta>
</office:document-meta>
</file>